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6.025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112cm"/>
    </style:style>
    <style:style style:name="co10" style:family="table-column">
      <style:table-column-properties fo:break-before="auto" style:column-width="13.841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4.611cm"/>
    </style:style>
    <style:style style:name="co14" style:family="table-column">
      <style:table-column-properties fo:break-before="auto" style:column-width="4.501cm"/>
    </style:style>
    <style:style style:name="co15" style:family="table-column">
      <style:table-column-properties fo:break-before="auto" style:column-width="4.801cm"/>
    </style:style>
    <style:style style:name="co16" style:family="table-column">
      <style:table-column-properties fo:break-before="auto" style:column-width="6.054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" style:family="table-cell" style:parent-style-name="Pivot_20_Table_20_Value" style:data-style-name="N0"/>
    <style:style style:name="ce2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arcs_e_lics_de_Catalunya_202412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OL·LICITU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RAMITAT</text:p>
          </table:table-cell>
          <table:table-cell office:value-type="string" calcext:value-type="string">
            <text:p>POTÈNCIA (MW)</text:p>
          </table:table-cell>
          <table:table-cell office:value-type="string" calcext:value-type="string">
            <text:p>MUNICIPI</text:p>
          </table:table-cell>
          <table:table-cell office:value-type="string" calcext:value-type="string">
            <text:p>CODI <text:s/>MUNICIPI</text:p>
          </table:table-cell>
          <table:table-cell office:value-type="string" calcext:value-type="string">
            <text:p>COMARCA</text:p>
          </table:table-cell>
          <table:table-cell office:value-type="string" calcext:value-type="string">
            <text:p>CODI COMARCA</text:p>
          </table:table-cell>
          <table:table-cell office:value-type="string" calcext:value-type="string">
            <text:p>VEGUERIA</text:p>
          </table:table-cell>
          <table:table-cell office:value-type="string" calcext:value-type="string">
            <text:p>SOL·LICITANT</text:p>
          </table:table-cell>
          <table:table-cell office:value-type="string" calcext:value-type="string">
            <text:p>ESTAT</text:p>
          </table:table-cell>
          <table:table-cell office:value-type="string" calcext:value-type="string">
            <text:p>TRÀMIT AMBIENTAL</text:p>
          </table:table-cell>
          <table:table-cell office:value-type="string" calcext:value-type="string">
            <text:p>ESTAT AMBIENTAL</text:p>
          </table:table-cell>
          <table:table-cell office:value-type="string" calcext:value-type="string">
            <text:p>DATA PONÈNCIA</text:p>
          </table:table-cell>
          <table:table-cell office:value-type="string" calcext:value-type="string">
            <text:p>SENTIT ACORD</text:p>
          </table:table-cell>
          <table:table-cell office:value-type="string" calcext:value-type="string">
            <text:p>NÚM. AEROGENERADORS</text:p>
          </table:table-cell>
          <table:table-cell office:value-type="string" calcext:value-type="string">
            <text:p>AEROGENERADORS AL MUNICIPI</text:p>
          </table:table-cell>
        </table:table-row>
        <table:table-row table:style-name="ro1">
          <table:table-cell office:value-type="string" calcext:value-type="string">
            <text:p>FUE-2020-01734438</text:p>
          </table:table-cell>
          <table:table-cell office:value-type="string" calcext:value-type="string">
            <text:p>Parc eòlic Ampliació Colladetes</text:p>
          </table:table-cell>
          <table:table-cell office:value-type="string" calcext:value-type="string">
            <text:p>Catalunya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Perelló, el</text:p>
          </table:table-cell>
          <table:table-cell office:value-type="float" office:value="431042" calcext:value-type="float">
            <text:p>431042</text:p>
          </table:table-cell>
          <table:table-cell office:value-type="string" calcext:value-type="string">
            <text:p>Baix E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RVENT, SA</text:p>
          </table:table-cell>
          <table:table-cell office:value-type="string" calcext:value-type="string">
            <text:p>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3/11/2022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E-2020-01801684</text:p>
          </table:table-cell>
          <table:table-cell office:value-type="string" calcext:value-type="string">
            <text:p>Parc eòlic Conca de Barberà I</text:p>
          </table:table-cell>
          <table:table-cell office:value-type="string" calcext:value-type="string">
            <text:p>Cataluny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ibera d'Ondara</text:p>
          </table:table-cell>
          <table:table-cell office:value-type="float" office:value="259059" calcext:value-type="float">
            <text:p>259059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DESARROLLOS EOLICOS CUENCA DE BARBERA, SL</text:p>
          </table:table-cell>
          <table:table-cell office:value-type="string" calcext:value-type="string">
            <text:p>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1/12/2022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E-2020-01813435</text:p>
          </table:table-cell>
          <table:table-cell office:value-type="string" calcext:value-type="string">
            <text:p>Parc eòlic Conca de Barberà II</text:p>
          </table:table-cell>
          <table:table-cell office:value-type="string" calcext:value-type="string">
            <text:p>Cataluny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lavera</text:p>
          </table:table-cell>
          <table:table-cell office:value-type="float" office:value="252167" calcext:value-type="float">
            <text:p>252167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DESARROLLOS EOLICOS CUENCA DE BARBERA, SL</text:p>
          </table:table-cell>
          <table:table-cell office:value-type="string" calcext:value-type="string">
            <text:p>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3/11/2022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E-2020-01814439</text:p>
          </table:table-cell>
          <table:table-cell office:value-type="string" calcext:value-type="string">
            <text:p>Parc eòlic Conca de Barberà III</text:p>
          </table:table-cell>
          <table:table-cell office:value-type="string" calcext:value-type="string">
            <text:p>Cataluny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lavera</text:p>
          </table:table-cell>
          <table:table-cell office:value-type="float" office:value="252167" calcext:value-type="float">
            <text:p>252167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Desarrollos Eólicos Cuenca de Barberá, SL</text:p>
          </table:table-cell>
          <table:table-cell office:value-type="string" calcext:value-type="string">
            <text:p>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1/12/2022</text:p>
          </table:table-cell>
          <table:table-cell office:value-type="string" calcext:value-type="string">
            <text:p>DIA Favorab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E-2020-01814439</text:p>
          </table:table-cell>
          <table:table-cell office:value-type="string" calcext:value-type="string">
            <text:p>Parc eòlic Conca de Barberà III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oliu de Segarra</text:p>
          </table:table-cell>
          <table:table-cell office:value-type="float" office:value="251410" calcext:value-type="float">
            <text:p>251410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Desarrollos Eólicos Cuenca de Barberá, SL</text:p>
          </table:table-cell>
          <table:table-cell office:value-type="string" calcext:value-type="string">
            <text:p>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1/12/2022</text:p>
          </table:table-cell>
          <table:table-cell office:value-type="string" calcext:value-type="string">
            <text:p>DIA Favorab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-2020-01824819</text:p>
          </table:table-cell>
          <table:table-cell office:value-type="string" calcext:value-type="string">
            <text:p>Parc eòlic Galatea</text:p>
          </table:table-cell>
          <table:table-cell office:value-type="string" calcext:value-type="string">
            <text:p>Catalunya</text:p>
          </table:table-cell>
          <table:table-cell office:value-type="float" office:value="48.94" calcext:value-type="float">
            <text:p>48,94</text:p>
          </table:table-cell>
          <table:table-cell office:value-type="string" calcext:value-type="string">
            <text:p>Jonquera, la</text:p>
          </table:table-cell>
          <table:table-cell office:value-type="float" office:value="170865" calcext:value-type="float">
            <text:p>170865</text:p>
          </table:table-cell>
          <table:table-cell office:value-type="string" calcext:value-type="string">
            <text:p>Alt Empord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nel Green Power España, SL</text:p>
          </table:table-cell>
          <table:table-cell office:value-type="string" calcext:value-type="string">
            <text:p>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12/01/2023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E-2021-02161704</text:p>
          </table:table-cell>
          <table:table-cell office:value-type="string" calcext:value-type="string">
            <text:p>Parc eòlic Anoia i Segarra II</text:p>
          </table:table-cell>
          <table:table-cell office:value-type="string" calcext:value-type="string">
            <text:p>Catalunya</text:p>
          </table:table-cell>
          <table:table-cell office:value-type="float" office:value="29.9" calcext:value-type="float">
            <text:p>29,9</text:p>
          </table:table-cell>
          <table:table-cell office:value-type="string" calcext:value-type="string">
            <text:p>Estaràs</text:p>
          </table:table-cell>
          <table:table-cell office:value-type="float" office:value="250851" calcext:value-type="float">
            <text:p>250851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Desarrollos Eólicos Anoia y Segarra II, SLU</text:p>
          </table:table-cell>
          <table:table-cell office:value-type="string" calcext:value-type="string">
            <text:p>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7/09/2023</text:p>
          </table:table-cell>
          <table:table-cell office:value-type="string" calcext:value-type="string">
            <text:p>DIA Favorabl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-2021-02161704</text:p>
          </table:table-cell>
          <table:table-cell office:value-type="string" calcext:value-type="string">
            <text:p>Parc eòlic Anoia i Segarra II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vorra</text:p>
          </table:table-cell>
          <table:table-cell office:value-type="float" office:value="251142" calcext:value-type="float">
            <text:p>251142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Desarrollos Eólicos Anoia y Segarra II, SLU</text:p>
          </table:table-cell>
          <table:table-cell office:value-type="string" calcext:value-type="string">
            <text:p>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7/09/2023</text:p>
          </table:table-cell>
          <table:table-cell office:value-type="string" calcext:value-type="string">
            <text:p>DIA Favorab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E-2022-02656196</text:p>
          </table:table-cell>
          <table:table-cell office:value-type="string" calcext:value-type="string">
            <text:p>Parc eòlic Renovació Colladetes</text:p>
          </table:table-cell>
          <table:table-cell office:value-type="string" calcext:value-type="string">
            <text:p>Catalunya</text:p>
          </table:table-cell>
          <table:table-cell office:value-type="float" office:value="36.63" calcext:value-type="float">
            <text:p>36,63</text:p>
          </table:table-cell>
          <table:table-cell office:value-type="string" calcext:value-type="string">
            <text:p>Perelló, el</text:p>
          </table:table-cell>
          <table:table-cell office:value-type="float" office:value="431042" calcext:value-type="float">
            <text:p>431042</text:p>
          </table:table-cell>
          <table:table-cell office:value-type="string" calcext:value-type="string">
            <text:p>Baix E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RVENT, SA</text:p>
          </table:table-cell>
          <table:table-cell office:value-type="string" calcext:value-type="string">
            <text:p>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13/04/2023</text:p>
          </table:table-cell>
          <table:table-cell office:value-type="string" calcext:value-type="string">
            <text:p>Modificació no substancial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612/219/05</text:p>
          </table:table-cell>
          <table:table-cell office:value-type="string" calcext:value-type="string">
            <text:p>Parc eòlic Microvilalba</text:p>
          </table:table-cell>
          <table:table-cell office:value-type="string" calcext:value-type="string">
            <text:p>Catalun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alba dels Arcs</text:p>
          </table:table-cell>
          <table:table-cell office:value-type="float" office:value="431750" calcext:value-type="float">
            <text:p>431750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Microvilalba Eólica, S.L.</text:p>
          </table:table-cell>
          <table:table-cell office:value-type="string" calcext:value-type="string">
            <text:p>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13/04/2023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ol-764</text:p>
          </table:table-cell>
          <table:table-cell office:value-type="string" calcext:value-type="string">
            <text:p>Parc eòlic Tramuntana</text:p>
          </table:table-cell>
          <table:table-cell office:value-type="string" calcext:value-type="string">
            <text:p>Ministeri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scó</text:p>
          </table:table-cell>
          <table:table-cell office:value-type="float" office:value="430192" calcext:value-type="float">
            <text:p>430192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rgía Eólica Tramontana S.L.U</text:p>
          </table:table-cell>
          <table:table-cell office:value-type="string" calcext:value-type="string">
            <text:p>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/>
          <table:table-cell office:value-type="string" calcext:value-type="string">
            <text:p>DIA Favorabl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lmatret</text:p>
          </table:table-cell>
          <table:table-cell office:value-type="string" calcext:value-type="string">
            <text:p>Catalunya</text:p>
          </table:table-cell>
          <table:table-cell office:value-type="float" office:value="49.4" calcext:value-type="float">
            <text:p>49,4</text:p>
          </table:table-cell>
          <table:table-cell office:value-type="string" calcext:value-type="string">
            <text:p>Almatret</text:p>
          </table:table-cell>
          <table:table-cell office:value-type="float" office:value="250208" calcext:value-type="float">
            <text:p>250208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ÒLICA Almatret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lta Anoia</text:p>
          </table:table-cell>
          <table:table-cell office:value-type="string" calcext:value-type="string">
            <text:p>Cataluny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ujalt</text:p>
          </table:table-cell>
          <table:table-cell office:value-type="float" office:value="81764" calcext:value-type="float">
            <text:p>81764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PARQUE EÓLICO ALTA ANOIA,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lta Anoi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onge de Segarra</text:p>
          </table:table-cell>
          <table:table-cell office:value-type="float" office:value="80364" calcext:value-type="float">
            <text:p>80364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PARQUE EÓLICO ALTA ANOIA,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lta Anoi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ciana</text:p>
          </table:table-cell>
          <table:table-cell office:value-type="float" office:value="82975" calcext:value-type="float">
            <text:p>82975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PARQUE EÓLICO ALTA ANOIA,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lta Anoi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af</text:p>
          </table:table-cell>
          <table:table-cell office:value-type="float" office:value="80312" calcext:value-type="float">
            <text:p>80312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PARQUE EÓLICO ALTA ANOIA,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ta Anoi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ts de Rei, els</text:p>
          </table:table-cell>
          <table:table-cell office:value-type="float" office:value="81705" calcext:value-type="float">
            <text:p>81705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PARQUE EÓLICO ALTA ANOIA,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ix Ebre</text:p>
          </table:table-cell>
          <table:table-cell office:value-type="string" calcext:value-type="string">
            <text:p>Catalunya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PEBE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Barbers</text:p>
          </table:table-cell>
          <table:table-cell office:value-type="string" calcext:value-type="string">
            <text:p>Cataluny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có</text:p>
          </table:table-cell>
          <table:table-cell office:value-type="float" office:value="430192" calcext:value-type="float">
            <text:p>430192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TARRACO EÒLIC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Barbers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óra d'Ebre</text:p>
          </table:table-cell>
          <table:table-cell office:value-type="float" office:value="430939" calcext:value-type="float">
            <text:p>430939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TARRACO EÒLIC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lobres</text:p>
          </table:table-cell>
          <table:table-cell office:value-type="string" calcext:value-type="string">
            <text:p>Catalunya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Perelló, el</text:p>
          </table:table-cell>
          <table:table-cell office:value-type="float" office:value="431042" calcext:value-type="float">
            <text:p>431042</text:p>
          </table:table-cell>
          <table:table-cell office:value-type="string" calcext:value-type="string">
            <text:p>Baix E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LECTRA MESTRAL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Coll de la Garganta</text:p>
          </table:table-cell>
          <table:table-cell office:value-type="string" calcext:value-type="string">
            <text:p>Catalunya</text:p>
          </table:table-cell>
          <table:table-cell office:value-type="float" office:value="21.71" calcext:value-type="float">
            <text:p>21,71</text:p>
          </table:table-cell>
          <table:table-cell office:value-type="string" calcext:value-type="string">
            <text:p>Torre de l'Espanyol, la</text:p>
          </table:table-cell>
          <table:table-cell office:value-type="float" office:value="431520" calcext:value-type="float">
            <text:p>431520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PARC EÒLIC COLL DE LA GARGANTA, SLU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oll de la Gargant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lar, el</text:p>
          </table:table-cell>
          <table:table-cell office:value-type="float" office:value="430859" calcext:value-type="float">
            <text:p>430859</text:p>
          </table:table-cell>
          <table:table-cell office:value-type="string" calcext:value-type="string">
            <text:p>Prior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PARC EÒLIC COLL DE LA GARGANTA, SLU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oll de Moro</text:p>
          </table:table-cell>
          <table:table-cell office:value-type="string" calcext:value-type="string">
            <text:p>Catalunya</text:p>
          </table:table-cell>
          <table:table-cell office:value-type="float" office:value="48.7" calcext:value-type="float">
            <text:p>48,7</text:p>
          </table:table-cell>
          <table:table-cell office:value-type="string" calcext:value-type="string">
            <text:p>Bot</text:p>
          </table:table-cell>
          <table:table-cell office:value-type="float" office:value="430326" calcext:value-type="float">
            <text:p>430326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PARC EÒLIC COLL DE MORO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oll de Moro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ea</text:p>
          </table:table-cell>
          <table:table-cell office:value-type="float" office:value="430228" calcext:value-type="float">
            <text:p>430228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PARC EÒLIC COLL DE MORO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ll de Moro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eres</text:p>
          </table:table-cell>
          <table:table-cell office:value-type="float" office:value="430419" calcext:value-type="float">
            <text:p>430419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PARC EÒLIC COLL DE MORO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oll de Panissot</text:p>
          </table:table-cell>
          <table:table-cell office:value-type="string" calcext:value-type="string">
            <text:p>Cataluny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matret</text:p>
          </table:table-cell>
          <table:table-cell office:value-type="float" office:value="250208" calcext:value-type="float">
            <text:p>250208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COTECNIA ENERGIAS RENOVABLES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lladetes</text:p>
          </table:table-cell>
          <table:table-cell office:value-type="string" calcext:value-type="string">
            <text:p>Catalunya</text:p>
          </table:table-cell>
          <table:table-cell office:value-type="float" office:value="36.63" calcext:value-type="float">
            <text:p>36,63</text:p>
          </table:table-cell>
          <table:table-cell office:value-type="string" calcext:value-type="string">
            <text:p>Perelló, el</text:p>
          </table:table-cell>
          <table:table-cell office:value-type="float" office:value="431042" calcext:value-type="float">
            <text:p>431042</text:p>
          </table:table-cell>
          <table:table-cell office:value-type="string" calcext:value-type="string">
            <text:p>Baix E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RVENT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Collet dels Feixos</text:p>
          </table:table-cell>
          <table:table-cell office:value-type="string" calcext:value-type="string">
            <text:p>Catalunya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Alforja</text:p>
          </table:table-cell>
          <table:table-cell office:value-type="float" office:value="430094" calcext:value-type="float">
            <text:p>430094</text:p>
          </table:table-cell>
          <table:table-cell office:value-type="string" calcext:value-type="string">
            <text:p>Baix Ca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ESBRUG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llet dels Feixos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esaigües</text:p>
          </table:table-cell>
          <table:table-cell office:value-type="float" office:value="430537" calcext:value-type="float">
            <text:p>430537</text:p>
          </table:table-cell>
          <table:table-cell office:value-type="string" calcext:value-type="string">
            <text:p>Baix Ca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ESBRUG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onesa</text:p>
          </table:table-cell>
          <table:table-cell office:value-type="string" calcext:value-type="string">
            <text:p>Cataluny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esa</text:p>
          </table:table-cell>
          <table:table-cell office:value-type="float" office:value="430461" calcext:value-type="float">
            <text:p>430461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SISTEMES ENERGÈTICS DE Conesa I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Conesa II</text:p>
          </table:table-cell>
          <table:table-cell office:value-type="string" calcext:value-type="string">
            <text:p>Cataluny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ès</text:p>
          </table:table-cell>
          <table:table-cell office:value-type="float" office:value="430614" calcext:value-type="float">
            <text:p>430614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GERR GRUPO ENERGÉTICO XXI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onesa II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esa</text:p>
          </table:table-cell>
          <table:table-cell office:value-type="float" office:value="430461" calcext:value-type="float">
            <text:p>430461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GERR GRUPO ENERGÉTICO XXI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rbera</text:p>
          </table:table-cell>
          <table:table-cell office:value-type="string" calcext:value-type="string">
            <text:p>Catalunya</text:p>
          </table:table-cell>
          <table:table-cell office:value-type="float" office:value="49.2" calcext:value-type="float">
            <text:p>49,2</text:p>
          </table:table-cell>
          <table:table-cell office:value-type="string" calcext:value-type="string">
            <text:p>Corbera d'Ebre</text:p>
          </table:table-cell>
          <table:table-cell office:value-type="float" office:value="430483" calcext:value-type="float">
            <text:p>430483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BON VENT DE CORBERA, SLU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Ecovent</text:p>
          </table:table-cell>
          <table:table-cell office:value-type="string" calcext:value-type="string">
            <text:p>Catalunya</text:p>
          </table:table-cell>
          <table:table-cell office:value-type="float" office:value="48.1" calcext:value-type="float">
            <text:p>48,1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COVENT PARC EÒLIC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El Motarro</text:p>
          </table:table-cell>
          <table:table-cell office:value-type="string" calcext:value-type="string">
            <text:p>Catalunya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Vandellòs i l'Hospitalet de l'Infant</text:p>
          </table:table-cell>
          <table:table-cell office:value-type="float" office:value="431628" calcext:value-type="float">
            <text:p>431628</text:p>
          </table:table-cell>
          <table:table-cell office:value-type="string" calcext:value-type="string">
            <text:p>Baix Ca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EÒLICA DE MONTALT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ls Escambrons</text:p>
          </table:table-cell>
          <table:table-cell office:value-type="string" calcext:value-type="string">
            <text:p>Cataluny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matret</text:p>
          </table:table-cell>
          <table:table-cell office:value-type="float" office:value="250208" calcext:value-type="float">
            <text:p>250208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MPORDÀ VENT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atarella</text:p>
          </table:table-cell>
          <table:table-cell office:value-type="string" calcext:value-type="string">
            <text:p>Cataluny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tarella, la</text:p>
          </table:table-cell>
          <table:table-cell office:value-type="float" office:value="430568" calcext:value-type="float">
            <text:p>430568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BON VENT DE L'EBRE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La Collada</text:p>
          </table:table-cell>
          <table:table-cell office:value-type="string" calcext:value-type="string">
            <text:p>Catalun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lló, el</text:p>
          </table:table-cell>
          <table:table-cell office:value-type="float" office:value="431042" calcext:value-type="float">
            <text:p>431042</text:p>
          </table:table-cell>
          <table:table-cell office:value-type="string" calcext:value-type="string">
            <text:p>Baix E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ÒLICA Del Perelló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 Collada (Ampliació)</text:p>
          </table:table-cell>
          <table:table-cell office:value-type="string" calcext:value-type="string">
            <text:p>Catalunya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Perelló, el</text:p>
          </table:table-cell>
          <table:table-cell office:value-type="float" office:value="431042" calcext:value-type="float">
            <text:p>431042</text:p>
          </table:table-cell>
          <table:table-cell office:value-type="string" calcext:value-type="string">
            <text:p>Baix E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OLICA DEL PERELLO, S.L.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 Llacuna</text:p>
          </table:table-cell>
          <table:table-cell office:value-type="string" calcext:value-type="string">
            <text:p>Catalunya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Llacuna, la</text:p>
          </table:table-cell>
          <table:table-cell office:value-type="float" office:value="81043" calcext:value-type="float">
            <text:p>81043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edès</text:p>
          </table:table-cell>
          <table:table-cell office:value-type="string" calcext:value-type="string">
            <text:p>Ajuntament de La Llacun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s Comes</text:p>
          </table:table-cell>
          <table:table-cell office:value-type="string" calcext:value-type="string">
            <text:p>Catalun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alba dels Arcs</text:p>
          </table:table-cell>
          <table:table-cell office:value-type="float" office:value="431750" calcext:value-type="float">
            <text:p>431750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PARC EÒLIC LES COMES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s Forques</text:p>
          </table:table-cell>
          <table:table-cell office:value-type="string" calcext:value-type="string">
            <text:p>Cataluny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rès</text:p>
          </table:table-cell>
          <table:table-cell office:value-type="float" office:value="430614" calcext:value-type="float">
            <text:p>430614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SISTEMES ENERGÈTICS SERRA LES FORQUES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es Forques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anant i Belltall</text:p>
          </table:table-cell>
          <table:table-cell office:value-type="float" office:value="431016" calcext:value-type="float">
            <text:p>431016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SISTEMES ENERGÈTICS SERRA LES FORQUES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es Forques II</text:p>
          </table:table-cell>
          <table:table-cell office:value-type="string" calcext:value-type="string">
            <text:p>Cataluny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ssanant i Belltall</text:p>
          </table:table-cell>
          <table:table-cell office:value-type="float" office:value="431016" calcext:value-type="float">
            <text:p>431016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GERR GRUPO ENERGÉTICO XXI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es Rotes</text:p>
          </table:table-cell>
          <table:table-cell office:value-type="string" calcext:value-type="string">
            <text:p>Cataluny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llaguarda</text:p>
          </table:table-cell>
          <table:table-cell office:value-type="float" office:value="251706" calcext:value-type="float">
            <text:p>251706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TARRACO EÒLIC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Les Rotes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nadella, la</text:p>
          </table:table-cell>
          <table:table-cell office:value-type="float" office:value="251018" calcext:value-type="float">
            <text:p>251018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TARRACO EÒLIC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os Barrancs</text:p>
          </table:table-cell>
          <table:table-cell office:value-type="string" calcext:value-type="string">
            <text:p>Catalunya</text:p>
          </table:table-cell>
          <table:table-cell office:value-type="float" office:value="22.98" calcext:value-type="float">
            <text:p>22,98</text:p>
          </table:table-cell>
          <table:table-cell office:value-type="string" calcext:value-type="string">
            <text:p>Vilalba dels Arcs</text:p>
          </table:table-cell>
          <table:table-cell office:value-type="float" office:value="431750" calcext:value-type="float">
            <text:p>431750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òlica Tramuntana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s de la Potra</text:p>
          </table:table-cell>
          <table:table-cell office:value-type="string" calcext:value-type="string">
            <text:p>Catalunya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Pradell de la Teixeta</text:p>
          </table:table-cell>
          <table:table-cell office:value-type="float" office:value="431153" calcext:value-type="float">
            <text:p>431153</text:p>
          </table:table-cell>
          <table:table-cell office:value-type="string" calcext:value-type="string">
            <text:p>Prior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ESBRUG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s de la Potr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esaigües</text:p>
          </table:table-cell>
          <table:table-cell office:value-type="float" office:value="430537" calcext:value-type="float">
            <text:p>430537</text:p>
          </table:table-cell>
          <table:table-cell office:value-type="string" calcext:value-type="string">
            <text:p>Baix Ca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ESBRUG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nclues</text:p>
          </table:table-cell>
          <table:table-cell office:value-type="string" calcext:value-type="string">
            <text:p>Cataluny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nadella, la</text:p>
          </table:table-cell>
          <table:table-cell office:value-type="float" office:value="251018" calcext:value-type="float">
            <text:p>251018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TARRACO EÒLIC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ontargull</text:p>
          </table:table-cell>
          <table:table-cell office:value-type="string" calcext:value-type="string">
            <text:p>Cataluny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lorac</text:p>
          </table:table-cell>
          <table:table-cell office:value-type="float" office:value="430733" calcext:value-type="float">
            <text:p>430733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SISTEMES ENERGÈTICS SERRA DE MONTARGULL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ontargull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avera</text:p>
          </table:table-cell>
          <table:table-cell office:value-type="float" office:value="252167" calcext:value-type="float">
            <text:p>252167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SISTEMES ENERGÈTICS SERRA DE MONTARGULL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ontargull Ampliació</text:p>
          </table:table-cell>
          <table:table-cell office:value-type="string" calcext:value-type="string">
            <text:p>Cataluny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lavera</text:p>
          </table:table-cell>
          <table:table-cell office:value-type="float" office:value="252167" calcext:value-type="float">
            <text:p>252167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SISTEMES ENERGÈTICS SERRA DE MONTARGULL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ontargull Ampliació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orac</text:p>
          </table:table-cell>
          <table:table-cell office:value-type="float" office:value="430733" calcext:value-type="float">
            <text:p>430733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SISTEMES ENERGÈTICS SERRA DE MONTARGULL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udefer</text:p>
          </table:table-cell>
          <table:table-cell office:value-type="string" calcext:value-type="string">
            <text:p>Cataluny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eres</text:p>
          </table:table-cell>
          <table:table-cell office:value-type="float" office:value="430419" calcext:value-type="float">
            <text:p>430419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CATALANA D'ENERGIES RENOVABLES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udefer II</text:p>
          </table:table-cell>
          <table:table-cell office:value-type="string" calcext:value-type="string">
            <text:p>Catalunya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Caseres</text:p>
          </table:table-cell>
          <table:table-cell office:value-type="float" office:value="430419" calcext:value-type="float">
            <text:p>430419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CATALANA D'ENERGIES RENOVABLES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ujalt</text:p>
          </table:table-cell>
          <table:table-cell office:value-type="string" calcext:value-type="string">
            <text:p>Catalun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ujalt</text:p>
          </table:table-cell>
          <table:table-cell office:value-type="float" office:value="81764" calcext:value-type="float">
            <text:p>81764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PARQUE EÓLICO Pujalt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Pujalt Eolpop</text:p>
          </table:table-cell>
          <table:table-cell office:value-type="string" calcext:value-type="string">
            <text:p>Catalunya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Pujalt</text:p>
          </table:table-cell>
          <table:table-cell office:value-type="float" office:value="81764" calcext:value-type="float">
            <text:p>81764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EOLPOP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unta Redona</text:p>
          </table:table-cell>
          <table:table-cell office:value-type="string" calcext:value-type="string">
            <text:p>Catalunya</text:p>
          </table:table-cell>
          <table:table-cell office:value-type="float" office:value="26.81" calcext:value-type="float">
            <text:p>26,81</text:p>
          </table:table-cell>
          <table:table-cell office:value-type="string" calcext:value-type="string">
            <text:p>Pobla de Massaluca, la</text:p>
          </table:table-cell>
          <table:table-cell office:value-type="float" office:value="431107" calcext:value-type="float">
            <text:p>431107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òlica Tramuntana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unta Redon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lba dels Arcs</text:p>
          </table:table-cell>
          <table:table-cell office:value-type="float" office:value="431750" calcext:value-type="float">
            <text:p>431750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òlica Tramuntana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unta Redon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ea</text:p>
          </table:table-cell>
          <table:table-cell office:value-type="float" office:value="430228" calcext:value-type="float">
            <text:p>430228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òlica Tramuntana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nt Antoni</text:p>
          </table:table-cell>
          <table:table-cell office:value-type="string" calcext:value-type="string">
            <text:p>Cataluny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nadella, la</text:p>
          </table:table-cell>
          <table:table-cell office:value-type="float" office:value="251018" calcext:value-type="float">
            <text:p>251018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TARRACO EÒLIC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Savallà</text:p>
          </table:table-cell>
          <table:table-cell office:value-type="string" calcext:value-type="string">
            <text:p>Cataluny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vallà del Comtat</text:p>
          </table:table-cell>
          <table:table-cell office:value-type="float" office:value="431439" calcext:value-type="float">
            <text:p>431439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GERR GRUPO ENERGÉTICO XXI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Serra de Rubió</text:p>
          </table:table-cell>
          <table:table-cell office:value-type="string" calcext:value-type="string">
            <text:p>Catalunya</text:p>
          </table:table-cell>
          <table:table-cell office:value-type="float" office:value="49.5" calcext:value-type="float">
            <text:p>49,5</text:p>
          </table:table-cell>
          <table:table-cell office:value-type="string" calcext:value-type="string">
            <text:p>Rubió</text:p>
          </table:table-cell>
          <table:table-cell office:value-type="float" office:value="81859" calcext:value-type="float">
            <text:p>81859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edès</text:p>
          </table:table-cell>
          <table:table-cell office:value-type="string" calcext:value-type="string">
            <text:p>EÒLICA DE Rubió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Serra de Rubió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tellfollit del Boix</text:p>
          </table:table-cell>
          <table:table-cell office:value-type="float" office:value="80594" calcext:value-type="float">
            <text:p>80594</text:p>
          </table:table-cell>
          <table:table-cell office:value-type="string" calcext:value-type="string">
            <text:p>Bag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EÒLICA DE Rubió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erra de Rubió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Òdena</text:p>
          </table:table-cell>
          <table:table-cell office:value-type="float" office:value="81430" calcext:value-type="float">
            <text:p>81430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edès</text:p>
          </table:table-cell>
          <table:table-cell office:value-type="string" calcext:value-type="string">
            <text:p>EÒLICA DE Rubió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erra de Rubió II</text:p>
          </table:table-cell>
          <table:table-cell office:value-type="string" calcext:value-type="string">
            <text:p>Catalunya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Rubió</text:p>
          </table:table-cell>
          <table:table-cell office:value-type="float" office:value="81859" calcext:value-type="float">
            <text:p>81859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edès</text:p>
          </table:table-cell>
          <table:table-cell office:value-type="string" calcext:value-type="string">
            <text:p>EÒLICA DE Rubió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Serra de Vilobí</text:p>
          </table:table-cell>
          <table:table-cell office:value-type="string" calcext:value-type="string">
            <text:p>Catalunya</text:p>
          </table:table-cell>
          <table:table-cell office:value-type="float" office:value="40.5" calcext:value-type="float">
            <text:p>40,5</text:p>
          </table:table-cell>
          <table:table-cell office:value-type="string" calcext:value-type="string">
            <text:p>Fulleda</text:p>
          </table:table-cell>
          <table:table-cell office:value-type="float" office:value="250978" calcext:value-type="float">
            <text:p>250978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ÍAS EÓLICAS DE CATALUNY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Serra de Vilobí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rés</text:p>
          </table:table-cell>
          <table:table-cell office:value-type="float" office:value="252189" calcext:value-type="float">
            <text:p>252189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ÍAS EÓLICAS DE CATALUNY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erra de Vilobí II</text:p>
          </table:table-cell>
          <table:table-cell office:value-type="string" calcext:value-type="string">
            <text:p>Cataluny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rrés</text:p>
          </table:table-cell>
          <table:table-cell office:value-type="float" office:value="252189" calcext:value-type="float">
            <text:p>252189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ÍAS EÓLICAS DE CATALUNY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erra del Tallat</text:p>
          </table:table-cell>
          <table:table-cell office:value-type="string" calcext:value-type="string">
            <text:p>Catalunya</text:p>
          </table:table-cell>
          <table:table-cell office:value-type="float" office:value="49.5" calcext:value-type="float">
            <text:p>49,5</text:p>
          </table:table-cell>
          <table:table-cell office:value-type="string" calcext:value-type="string">
            <text:p>Vallbona de les Monges</text:p>
          </table:table-cell>
          <table:table-cell office:value-type="float" office:value="252385" calcext:value-type="float">
            <text:p>252385</text:p>
          </table:table-cell>
          <table:table-cell office:value-type="string" calcext:value-type="string">
            <text:p>Urgel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ÍAS EÓLICAS DE CATALUNY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Serra del Tallat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anant i Belltall</text:p>
          </table:table-cell>
          <table:table-cell office:value-type="float" office:value="431016" calcext:value-type="float">
            <text:p>431016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ENERGÍAS EÓLICAS DE CATALUNY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Serra Voltorera</text:p>
          </table:table-cell>
          <table:table-cell office:value-type="string" calcext:value-type="string">
            <text:p>Cataluny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bra del Camp</text:p>
          </table:table-cell>
          <table:table-cell office:value-type="float" office:value="430363" calcext:value-type="float">
            <text:p>430363</text:p>
          </table:table-cell>
          <table:table-cell office:value-type="string" calcext:value-type="string">
            <text:p>Alt 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PARC EÒLIC SERRA VOLTORERA, SLU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olans</text:p>
          </table:table-cell>
          <table:table-cell office:value-type="string" calcext:value-type="string">
            <text:p>Cataluny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lardecans</text:p>
          </table:table-cell>
          <table:table-cell office:value-type="float" office:value="251253" calcext:value-type="float">
            <text:p>251253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TARRACO EÒLIC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Solans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nadella, la</text:p>
          </table:table-cell>
          <table:table-cell office:value-type="float" office:value="251018" calcext:value-type="float">
            <text:p>251018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TARRACO EÒLICA, S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orre Madrina</text:p>
          </table:table-cell>
          <table:table-cell office:value-type="string" calcext:value-type="string">
            <text:p>Cataluny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andesa</text:p>
          </table:table-cell>
          <table:table-cell office:value-type="float" office:value="430640" calcext:value-type="float">
            <text:p>430640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PARC EÒLIC TORRE MADRINA, SLU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Torre Madrin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ea</text:p>
          </table:table-cell>
          <table:table-cell office:value-type="float" office:value="430228" calcext:value-type="float">
            <text:p>430228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PARC EÒLIC TORRE MADRINA, SLU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ortosa</text:p>
          </table:table-cell>
          <table:table-cell office:value-type="string" calcext:value-type="string">
            <text:p>Catalunya</text:p>
          </table:table-cell>
          <table:table-cell office:value-type="float" office:value="29.9" calcext:value-type="float">
            <text:p>29,9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PARC EÒLIC DE Tortosa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Tres Termes</text:p>
          </table:table-cell>
          <table:table-cell office:value-type="string" calcext:value-type="string">
            <text:p>Cataluny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tea</text:p>
          </table:table-cell>
          <table:table-cell office:value-type="float" office:value="430228" calcext:value-type="float">
            <text:p>430228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òlica Tramuntana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res Termes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lba dels Arcs</text:p>
          </table:table-cell>
          <table:table-cell office:value-type="float" office:value="431750" calcext:value-type="float">
            <text:p>431750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òlica Tramuntana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cafort</text:p>
          </table:table-cell>
          <table:table-cell office:value-type="string" calcext:value-type="string">
            <text:p>Catalunya</text:p>
          </table:table-cell>
          <table:table-cell office:value-type="float" office:value="29.85" calcext:value-type="float">
            <text:p>29,85</text:p>
          </table:table-cell>
          <table:table-cell office:value-type="string" calcext:value-type="string">
            <text:p>Argentera, l'</text:p>
          </table:table-cell>
          <table:table-cell office:value-type="float" office:value="430173" calcext:value-type="float">
            <text:p>430173</text:p>
          </table:table-cell>
          <table:table-cell office:value-type="string" calcext:value-type="string">
            <text:p>Baix Ca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SOCIETAT EÒLICA L'ENDERROCAD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Trucafort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dell de la Teixeta</text:p>
          </table:table-cell>
          <table:table-cell office:value-type="float" office:value="431153" calcext:value-type="float">
            <text:p>431153</text:p>
          </table:table-cell>
          <table:table-cell office:value-type="string" calcext:value-type="string">
            <text:p>Prior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SOCIETAT EÒLICA L'ENDERROCAD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Trucafort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re de Fontaubella, la</text:p>
          </table:table-cell>
          <table:table-cell office:value-type="float" office:value="431515" calcext:value-type="float">
            <text:p>431515</text:p>
          </table:table-cell>
          <table:table-cell office:value-type="string" calcext:value-type="string">
            <text:p>Prior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SOCIETAT EÒLICA L'ENDERROCAD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rucafort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dejou</text:p>
          </table:table-cell>
          <table:table-cell office:value-type="float" office:value="430458" calcext:value-type="float">
            <text:p>430458</text:p>
          </table:table-cell>
          <table:table-cell office:value-type="string" calcext:value-type="string">
            <text:p>Baix Ca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SOCIETAT EÒLICA L'ENDERROCADA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uró del Magre</text:p>
          </table:table-cell>
          <table:table-cell office:value-type="string" calcext:value-type="string">
            <text:p>Cataluny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gençola</text:p>
          </table:table-cell>
          <table:table-cell office:value-type="float" office:value="80082" calcext:value-type="float">
            <text:p>80082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PARQUE EÓLICO TURÓ DEL MAGRE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uró del Magre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 Guim de Freixenet</text:p>
          </table:table-cell>
          <table:table-cell office:value-type="float" office:value="251924" calcext:value-type="float">
            <text:p>251924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PARQUE EÓLICO TURÓ DEL MAGRE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uró del Magre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ciana</text:p>
          </table:table-cell>
          <table:table-cell office:value-type="float" office:value="82975" calcext:value-type="float">
            <text:p>82975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PARQUE EÓLICO TURÓ DEL MAGRE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eciana</text:p>
          </table:table-cell>
          <table:table-cell office:value-type="string" calcext:value-type="string">
            <text:p>Catalunya</text:p>
          </table:table-cell>
          <table:table-cell office:value-type="float" office:value="29.27" calcext:value-type="float">
            <text:p>29,27</text:p>
          </table:table-cell>
          <table:table-cell office:value-type="string" calcext:value-type="string">
            <text:p>Veciana</text:p>
          </table:table-cell>
          <table:table-cell office:value-type="float" office:value="82975" calcext:value-type="float">
            <text:p>82975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PARC EÒLIC Veciana-CABARO, SL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Vilalba</text:p>
          </table:table-cell>
          <table:table-cell office:value-type="string" calcext:value-type="string">
            <text:p>Cataluny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ilalba dels Arcs</text:p>
          </table:table-cell>
          <table:table-cell office:value-type="float" office:value="431750" calcext:value-type="float">
            <text:p>431750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BON VENT DE VILALBA, SLU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Vilalba dels Arcs</text:p>
          </table:table-cell>
          <table:table-cell office:value-type="string" calcext:value-type="string">
            <text:p>Cataluny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lalba dels Arcs</text:p>
          </table:table-cell>
          <table:table-cell office:value-type="float" office:value="431750" calcext:value-type="float">
            <text:p>431750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PARC EÒLIC Vilalba dels Arcs, SLU</text:p>
          </table:table-cell>
          <table:table-cell office:value-type="string" calcext:value-type="string">
            <text:p>En servei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UE-2020-01833055</text:p>
          </table:table-cell>
          <table:table-cell office:value-type="string" calcext:value-type="string">
            <text:p>Parc eòlic Les Basses Roges 1</text:p>
          </table:table-cell>
          <table:table-cell office:value-type="string" calcext:value-type="string">
            <text:p>Catalunya</text:p>
          </table:table-cell>
          <table:table-cell office:value-type="float" office:value="49.4" calcext:value-type="float">
            <text:p>49,4</text:p>
          </table:table-cell>
          <table:table-cell office:value-type="string" calcext:value-type="string">
            <text:p>Almatret</text:p>
          </table:table-cell>
          <table:table-cell office:value-type="float" office:value="250208" calcext:value-type="float">
            <text:p>250208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ies Renovables de Centauro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9/11/2023</text:p>
          </table:table-cell>
          <table:table-cell office:value-type="string" calcext:value-type="string">
            <text:p>DIA Favorab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E-2020-01833055</text:p>
          </table:table-cell>
          <table:table-cell office:value-type="string" calcext:value-type="string">
            <text:p>Parc eòlic Les Basses Roges 1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òs</text:p>
          </table:table-cell>
          <table:table-cell office:value-type="float" office:value="252043" calcext:value-type="float">
            <text:p>252043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ies Renovables de Centauro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9/11/2023</text:p>
          </table:table-cell>
          <table:table-cell office:value-type="string" calcext:value-type="string">
            <text:p>DIA Favorab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-2020-01833055</text:p>
          </table:table-cell>
          <table:table-cell office:value-type="string" calcext:value-type="string">
            <text:p>Parc eòlic Les Basses Roges 1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als</text:p>
          </table:table-cell>
          <table:table-cell office:value-type="float" office:value="251333" calcext:value-type="float">
            <text:p>251333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ies Renovables de Centauro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9/11/2023</text:p>
          </table:table-cell>
          <table:table-cell office:value-type="string" calcext:value-type="string">
            <text:p>DIA Favorab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E-2020-01840030</text:p>
          </table:table-cell>
          <table:table-cell office:value-type="string" calcext:value-type="string">
            <text:p>Parc eòlic Els Gorgs</text:p>
          </table:table-cell>
          <table:table-cell office:value-type="string" calcext:value-type="string">
            <text:p>Catalunya</text:p>
          </table:table-cell>
          <table:table-cell office:value-type="float" office:value="49.5" calcext:value-type="float">
            <text:p>49,5</text:p>
          </table:table-cell>
          <table:table-cell office:value-type="string" calcext:value-type="string">
            <text:p>Albi, l'</text:p>
          </table:table-cell>
          <table:table-cell office:value-type="float" office:value="250096" calcext:value-type="float">
            <text:p>250096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ia Inagotable de Alfa Centauri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ció Pública (DOGC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E-2020-01840030</text:p>
          </table:table-cell>
          <table:table-cell office:value-type="string" calcext:value-type="string">
            <text:p>Parc eòlic Els Gorgs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osell, el</text:p>
          </table:table-cell>
          <table:table-cell office:value-type="float" office:value="252537" calcext:value-type="float">
            <text:p>252537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ia Inagotable de Alfa Centauri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ció Pública (DO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-2021-01927521</text:p>
          </table:table-cell>
          <table:table-cell office:value-type="string" calcext:value-type="string">
            <text:p>Parc eòlic Pla del Cirerer</text:p>
          </table:table-cell>
          <table:table-cell office:value-type="string" calcext:value-type="string">
            <text:p>Catalunya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Maials</text:p>
          </table:table-cell>
          <table:table-cell office:value-type="float" office:value="251333" calcext:value-type="float">
            <text:p>251333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ía Inagotable de Caelum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19/07/2024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E-2021-02161860</text:p>
          </table:table-cell>
          <table:table-cell office:value-type="string" calcext:value-type="string">
            <text:p>Parc eòlic Anoia i Segarra III</text:p>
          </table:table-cell>
          <table:table-cell office:value-type="string" calcext:value-type="string">
            <text:p>Catalunya</text:p>
          </table:table-cell>
          <table:table-cell office:value-type="float" office:value="35.7" calcext:value-type="float">
            <text:p>35,7</text:p>
          </table:table-cell>
          <table:table-cell office:value-type="string" calcext:value-type="string">
            <text:p>Castellfollit de Riubregós</text:p>
          </table:table-cell>
          <table:table-cell office:value-type="float" office:value="80608" calcext:value-type="float">
            <text:p>80608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Desarrollos Eólicos Anoia y Segarra III, SLU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7/09/2023</text:p>
          </table:table-cell>
          <table:table-cell office:value-type="string" calcext:value-type="string">
            <text:p>DIA Favorab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-2021-02161860</text:p>
          </table:table-cell>
          <table:table-cell office:value-type="string" calcext:value-type="string">
            <text:p>Parc eòlic Anoia i Segarra III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onge de Segarra</text:p>
          </table:table-cell>
          <table:table-cell office:value-type="float" office:value="80364" calcext:value-type="float">
            <text:p>80364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Desarrollos Eólicos Anoia y Segarra III, SLU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7/09/2023</text:p>
          </table:table-cell>
          <table:table-cell office:value-type="string" calcext:value-type="string">
            <text:p>DIA Favorab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-2021-02180749</text:p>
          </table:table-cell>
          <table:table-cell office:value-type="string" calcext:value-type="string">
            <text:p>Parc eòlic Sant Joan</text:p>
          </table:table-cell>
          <table:table-cell office:value-type="string" calcext:value-type="string">
            <text:p>Catalunya</text:p>
          </table:table-cell>
          <table:table-cell office:value-type="float" office:value="48.8" calcext:value-type="float">
            <text:p>48,8</text:p>
          </table:table-cell>
          <table:table-cell office:value-type="string" calcext:value-type="string">
            <text:p>Pobla de Cérvoles, la</text:p>
          </table:table-cell>
          <table:table-cell office:value-type="float" office:value="251692" calcext:value-type="float">
            <text:p>251692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L GREEN POWER ESPAÑA, S.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21/09/2023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E-2021-02180773</text:p>
          </table:table-cell>
          <table:table-cell office:value-type="string" calcext:value-type="string">
            <text:p>Parc eòlic La Comella</text:p>
          </table:table-cell>
          <table:table-cell office:value-type="string" calcext:value-type="string">
            <text:p>Catalunya</text:p>
          </table:table-cell>
          <table:table-cell office:value-type="float" office:value="48.8" calcext:value-type="float">
            <text:p>48,8</text:p>
          </table:table-cell>
          <table:table-cell office:value-type="string" calcext:value-type="string">
            <text:p>Albi, l'</text:p>
          </table:table-cell>
          <table:table-cell office:value-type="float" office:value="250096" calcext:value-type="float">
            <text:p>250096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PARQUE EÓLICO MUNIESA, S.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21/09/2023</text:p>
          </table:table-cell>
          <table:table-cell office:value-type="string" calcext:value-type="string">
            <text:p>DIA Favorab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E-2021-02180773</text:p>
          </table:table-cell>
          <table:table-cell office:value-type="string" calcext:value-type="string">
            <text:p>Parc eòlic La Comell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bla de Cérvoles, la</text:p>
          </table:table-cell>
          <table:table-cell office:value-type="float" office:value="251692" calcext:value-type="float">
            <text:p>251692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PARQUE EÓLICO MUNIESA, S.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21/09/2023</text:p>
          </table:table-cell>
          <table:table-cell office:value-type="string" calcext:value-type="string">
            <text:p>DIA Favorab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-2021-02180773</text:p>
          </table:table-cell>
          <table:table-cell office:value-type="string" calcext:value-type="string">
            <text:p>Parc eòlic La Comell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rvià de les Garrigues</text:p>
          </table:table-cell>
          <table:table-cell office:value-type="float" office:value="250735" calcext:value-type="float">
            <text:p>250735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PARQUE EÓLICO MUNIESA, S.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21/09/2023</text:p>
          </table:table-cell>
          <table:table-cell office:value-type="string" calcext:value-type="string">
            <text:p>DIA Favor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E-2021-02180781</text:p>
          </table:table-cell>
          <table:table-cell office:value-type="string" calcext:value-type="string">
            <text:p>Parc eòlic Les Covasses</text:p>
          </table:table-cell>
          <table:table-cell office:value-type="string" calcext:value-type="string">
            <text:p>Catalunya</text:p>
          </table:table-cell>
          <table:table-cell office:value-type="float" office:value="48.96" calcext:value-type="float">
            <text:p>48,96</text:p>
          </table:table-cell>
          <table:table-cell office:value-type="string" calcext:value-type="string">
            <text:p>Pobla de Cérvoles, la</text:p>
          </table:table-cell>
          <table:table-cell office:value-type="float" office:value="251692" calcext:value-type="float">
            <text:p>251692</text:p>
          </table:table-cell>
          <table:table-cell office:value-type="string" calcext:value-type="string">
            <text:p>Garrigu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ARANORT DESARROLLOS, S.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En redacció DIA/IIA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E-2021-02275029</text:p>
          </table:table-cell>
          <table:table-cell office:value-type="string" calcext:value-type="string">
            <text:p>Parc eòlic Tivissa III</text:p>
          </table:table-cell>
          <table:table-cell office:value-type="string" calcext:value-type="string">
            <text:p>Catalunya</text:p>
          </table:table-cell>
          <table:table-cell office:value-type="float" office:value="43.2" calcext:value-type="float">
            <text:p>43,2</text:p>
          </table:table-cell>
          <table:table-cell office:value-type="string" calcext:value-type="string">
            <text:p>Tivissa</text:p>
          </table:table-cell>
          <table:table-cell office:value-type="float" office:value="431508" calcext:value-type="float">
            <text:p>431508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DESARROLLOS EÓLICOS TIVISSA III, SLU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26/01/2024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E-2021-02275086</text:p>
          </table:table-cell>
          <table:table-cell office:value-type="string" calcext:value-type="string">
            <text:p>Parc eòlic Tivissa IV</text:p>
          </table:table-cell>
          <table:table-cell office:value-type="string" calcext:value-type="string">
            <text:p>Cataluny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vissa</text:p>
          </table:table-cell>
          <table:table-cell office:value-type="float" office:value="431508" calcext:value-type="float">
            <text:p>431508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DESARROLLOS EÓLICOS TIVISSA IV, SLU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26/01/2024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UE-2022-02625398</text:p>
          </table:table-cell>
          <table:table-cell office:value-type="string" calcext:value-type="string">
            <text:p>Parc eòlic Les Crestes</text:p>
          </table:table-cell>
          <table:table-cell office:value-type="string" calcext:value-type="string">
            <text:p>Cataluny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atea</text:p>
          </table:table-cell>
          <table:table-cell office:value-type="float" office:value="430228" calcext:value-type="float">
            <text:p>430228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L GREEN POWER ESPAÑA, S.L.U.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19/07/2024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UE-2022-02642588</text:p>
          </table:table-cell>
          <table:table-cell office:value-type="string" calcext:value-type="string">
            <text:p>Parc eòlic El Calvari</text:p>
          </table:table-cell>
          <table:table-cell office:value-type="string" calcext:value-type="string">
            <text:p>Catalunya</text:p>
          </table:table-cell>
          <table:table-cell office:value-type="float" office:value="39.2" calcext:value-type="float">
            <text:p>39,2</text:p>
          </table:table-cell>
          <table:table-cell office:value-type="string" calcext:value-type="string">
            <text:p>Pobla de Massaluca, la</text:p>
          </table:table-cell>
          <table:table-cell office:value-type="float" office:value="431107" calcext:value-type="float">
            <text:p>431107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L GREEN POWER ESPAÑA, S.L.U.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19/07/2024</text:p>
          </table:table-cell>
          <table:table-cell office:value-type="string" calcext:value-type="string">
            <text:p>DIA Favorabl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UE-2022-02642588</text:p>
          </table:table-cell>
          <table:table-cell office:value-type="string" calcext:value-type="string">
            <text:p>Parc eòlic El Calvari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ea</text:p>
          </table:table-cell>
          <table:table-cell office:value-type="float" office:value="430228" calcext:value-type="float">
            <text:p>430228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L GREEN POWER ESPAÑA, S.L.U.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19/07/2024</text:p>
          </table:table-cell>
          <table:table-cell office:value-type="string" calcext:value-type="string">
            <text:p>DIA Favor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E-2022-02645980</text:p>
          </table:table-cell>
          <table:table-cell office:value-type="string" calcext:value-type="string">
            <text:p>Parc eòlic Fontcalda</text:p>
          </table:table-cell>
          <table:table-cell office:value-type="string" calcext:value-type="string">
            <text:p>Cataluny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atea</text:p>
          </table:table-cell>
          <table:table-cell office:value-type="float" office:value="430228" calcext:value-type="float">
            <text:p>430228</text:p>
          </table:table-cell>
          <table:table-cell office:value-type="string" calcext:value-type="string">
            <text:p>Terra Al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L GREEN POWER ESPAÑA, S.L.U.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19/07/2024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UE-2022-02726159</text:p>
          </table:table-cell>
          <table:table-cell office:value-type="string" calcext:value-type="string">
            <text:p>Parc eòlic La Maçana</text:p>
          </table:table-cell>
          <table:table-cell office:value-type="string" calcext:value-type="string">
            <text:p>Cataluny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bió</text:p>
          </table:table-cell>
          <table:table-cell office:value-type="float" office:value="81859" calcext:value-type="float">
            <text:p>81859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edès</text:p>
          </table:table-cell>
          <table:table-cell office:value-type="string" calcext:value-type="string">
            <text:p>Enel Green Power España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ció Pública (DOGC)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E-2022-02726159</text:p>
          </table:table-cell>
          <table:table-cell office:value-type="string" calcext:value-type="string">
            <text:p>Parc eòlic La Maçan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ons</text:p>
          </table:table-cell>
          <table:table-cell office:value-type="float" office:value="80713" calcext:value-type="float">
            <text:p>80713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edès</text:p>
          </table:table-cell>
          <table:table-cell office:value-type="string" calcext:value-type="string">
            <text:p>Enel Green Power España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ció Pública (DO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E-2022-02726159</text:p>
          </table:table-cell>
          <table:table-cell office:value-type="string" calcext:value-type="string">
            <text:p>Parc eòlic La Maçan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ts de Rei, els</text:p>
          </table:table-cell>
          <table:table-cell office:value-type="float" office:value="81705" calcext:value-type="float">
            <text:p>81705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Enel Green Power España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ció Pública (DO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E-2022-02805338</text:p>
          </table:table-cell>
          <table:table-cell office:value-type="string" calcext:value-type="string">
            <text:p>Parc eòlic Vilella</text:p>
          </table:table-cell>
          <table:table-cell office:value-type="string" calcext:value-type="string">
            <text:p>Catalunya</text:p>
          </table:table-cell>
          <table:table-cell office:value-type="float" office:value="36.75" calcext:value-type="float">
            <text:p>36,75</text:p>
          </table:table-cell>
          <table:table-cell office:value-type="string" calcext:value-type="string">
            <text:p>Veciana</text:p>
          </table:table-cell>
          <table:table-cell office:value-type="float" office:value="82975" calcext:value-type="float">
            <text:p>82975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Enel Green Power España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ció Pública (DOGC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-2022-02805338</text:p>
          </table:table-cell>
          <table:table-cell office:value-type="string" calcext:value-type="string">
            <text:p>Parc eòlic Vilell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 Martí Sesgueioles</text:p>
          </table:table-cell>
          <table:table-cell office:value-type="float" office:value="82286" calcext:value-type="float">
            <text:p>82286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alunya Central</text:p>
          </table:table-cell>
          <table:table-cell office:value-type="string" calcext:value-type="string">
            <text:p>Enel Green Power España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ció Pública (DO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E-2022-02805338</text:p>
          </table:table-cell>
          <table:table-cell office:value-type="string" calcext:value-type="string">
            <text:p>Parc eòlic Vilella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ons</text:p>
          </table:table-cell>
          <table:table-cell office:value-type="float" office:value="80713" calcext:value-type="float">
            <text:p>80713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edès</text:p>
          </table:table-cell>
          <table:table-cell office:value-type="string" calcext:value-type="string">
            <text:p>Enel Green Power España, SL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ció Pública (DO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E-2023-03557964</text:p>
          </table:table-cell>
          <table:table-cell office:value-type="string" calcext:value-type="string">
            <text:p>Parc eòlic BCN4</text:p>
          </table:table-cell>
          <table:table-cell office:value-type="string" calcext:value-type="string">
            <text:p>Catalunya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Far d'Empordà, el</text:p>
          </table:table-cell>
          <table:table-cell office:value-type="float" office:value="170059" calcext:value-type="float">
            <text:p>170059</text:p>
          </table:table-cell>
          <table:table-cell office:value-type="string" calcext:value-type="string">
            <text:p>Alt Empord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Amazon Spain Fulfillment, SLU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En redacció DIA/II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oM-35-09</text:p>
          </table:table-cell>
          <table:table-cell office:value-type="string" calcext:value-type="string">
            <text:p>Plataforma I+D+i PLEMCAT</text:p>
          </table:table-cell>
          <table:table-cell office:value-type="string" calcext:value-type="string">
            <text:p>Ministeri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nt Pere Pescador</text:p>
          </table:table-cell>
          <table:table-cell office:value-type="float" office:value="171788" calcext:value-type="float">
            <text:p>171788</text:p>
          </table:table-cell>
          <table:table-cell office:value-type="string" calcext:value-type="string">
            <text:p>Alt Empord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FUNDACIÓN INSTITUTO DE INVESTIGACIÓN EN ENERGÍA DE CATALUÑA (IREC)</text:p>
          </table:table-cell>
          <table:table-cell office:value-type="string" calcext:value-type="string">
            <text:p>En tramitació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ció Pública (DOGC)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-2020-01830800</text:p>
          </table:table-cell>
          <table:table-cell office:value-type="string" calcext:value-type="string">
            <text:p>Parc eòlic Muntanyes del Burgans 1</text:p>
          </table:table-cell>
          <table:table-cell office:value-type="string" calcext:value-type="string">
            <text:p>Catalunya</text:p>
          </table:table-cell>
          <table:table-cell office:value-type="float" office:value="49.4" calcext:value-type="float">
            <text:p>49,4</text:p>
          </table:table-cell>
          <table:table-cell office:value-type="string" calcext:value-type="string">
            <text:p>Tivissa</text:p>
          </table:table-cell>
          <table:table-cell office:value-type="float" office:value="431508" calcext:value-type="float">
            <text:p>431508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RGIAS RENOVABLES DE AKER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admissió</text:p>
          </table:table-cell>
          <table:table-cell table:style-name="ce1" office:value-type="string" calcext:value-type="string">
            <text:p>16/02/2023</text:p>
          </table:table-cell>
          <table:table-cell office:value-type="string" calcext:value-type="string">
            <text:p>Inadmissió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E-2020-01830810</text:p>
          </table:table-cell>
          <table:table-cell office:value-type="string" calcext:value-type="string">
            <text:p>Parc eòlic Muntanyes del Burgans 2</text:p>
          </table:table-cell>
          <table:table-cell office:value-type="string" calcext:value-type="string">
            <text:p>Catalunya</text:p>
          </table:table-cell>
          <table:table-cell office:value-type="float" office:value="49.4" calcext:value-type="float">
            <text:p>49,4</text:p>
          </table:table-cell>
          <table:table-cell office:value-type="string" calcext:value-type="string">
            <text:p>Tivissa</text:p>
          </table:table-cell>
          <table:table-cell office:value-type="float" office:value="431508" calcext:value-type="float">
            <text:p>431508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RGIAS RENOVABLES DE ANUBIS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12/01/2023</text:p>
          </table:table-cell>
          <table:table-cell office:value-type="string" calcext:value-type="string">
            <text:p>DIA Desfavorable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E-2020-01840013</text:p>
          </table:table-cell>
          <table:table-cell office:value-type="string" calcext:value-type="string">
            <text:p>Parc eòlic Cantagalls</text:p>
          </table:table-cell>
          <table:table-cell office:value-type="string" calcext:value-type="string">
            <text:p>Cataluny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gençola</text:p>
          </table:table-cell>
          <table:table-cell office:value-type="float" office:value="80082" calcext:value-type="float">
            <text:p>80082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edès</text:p>
          </table:table-cell>
          <table:table-cell office:value-type="string" calcext:value-type="string">
            <text:p>ENERGIA INAGOTABLE DE HYDRA, S.L.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ció Pública (DOGC)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E-2020-01840051</text:p>
          </table:table-cell>
          <table:table-cell office:value-type="string" calcext:value-type="string">
            <text:p>Parc eòlic Panadella</text:p>
          </table:table-cell>
          <table:table-cell office:value-type="string" calcext:value-type="string">
            <text:p>Catalunya</text:p>
          </table:table-cell>
          <table:table-cell office:value-type="float" office:value="37.45" calcext:value-type="float">
            <text:p>37,45</text:p>
          </table:table-cell>
          <table:table-cell office:value-type="string" calcext:value-type="string">
            <text:p>Argençola</text:p>
          </table:table-cell>
          <table:table-cell office:value-type="float" office:value="80082" calcext:value-type="float">
            <text:p>80082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edès</text:p>
          </table:table-cell>
          <table:table-cell office:value-type="string" calcext:value-type="string">
            <text:p>ENERGIA INAGOTABLE DE FURUD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ció Pública (DOGC)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UE-2021-02134076</text:p>
          </table:table-cell>
          <table:table-cell office:value-type="string" calcext:value-type="string">
            <text:p>Parc eòlic Serra de la Creu 5</text:p>
          </table:table-cell>
          <table:table-cell office:value-type="string" calcext:value-type="string">
            <text:p>Cataluny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squera</text:p>
          </table:table-cell>
          <table:table-cell office:value-type="float" office:value="431212" calcext:value-type="float">
            <text:p>431212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RGIAS RENOVABLES DE MAAT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7/09/2023</text:p>
          </table:table-cell>
          <table:table-cell office:value-type="string" calcext:value-type="string">
            <text:p>DIA Favorabl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E-2021-02135881</text:p>
          </table:table-cell>
          <table:table-cell office:value-type="string" calcext:value-type="string">
            <text:p>Parc eòlic Serra de la Creu 1</text:p>
          </table:table-cell>
          <table:table-cell office:value-type="string" calcext:value-type="string">
            <text:p>Catalunya</text:p>
          </table:table-cell>
          <table:table-cell office:value-type="float" office:value="41.39" calcext:value-type="float">
            <text:p>41,39</text:p>
          </table:table-cell>
          <table:table-cell office:value-type="string" calcext:value-type="string">
            <text:p>Tivissa</text:p>
          </table:table-cell>
          <table:table-cell office:value-type="float" office:value="431508" calcext:value-type="float">
            <text:p>431508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RGIAS RENOVABLES DE ANAT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7/09/2023</text:p>
          </table:table-cell>
          <table:table-cell office:value-type="string" calcext:value-type="string">
            <text:p>DIA Desfavorable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E-2021-02274280</text:p>
          </table:table-cell>
          <table:table-cell office:value-type="string" calcext:value-type="string">
            <text:p>Parc eòlic Tivissa II</text:p>
          </table:table-cell>
          <table:table-cell office:value-type="string" calcext:value-type="string">
            <text:p>Cataluny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vissa</text:p>
          </table:table-cell>
          <table:table-cell office:value-type="float" office:value="431508" calcext:value-type="float">
            <text:p>431508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DESARROLLOS EÓLICOS TIVISSA II, SLU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26/01/2024</text:p>
          </table:table-cell>
          <table:table-cell office:value-type="string" calcext:value-type="string">
            <text:p>DIA Desfavorable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E-2022-02659162</text:p>
          </table:table-cell>
          <table:table-cell office:value-type="string" calcext:value-type="string">
            <text:p>Parc eòlic Les Alzinetes</text:p>
          </table:table-cell>
          <table:table-cell office:value-type="string" calcext:value-type="string">
            <text:p>Catalunya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Maials</text:p>
          </table:table-cell>
          <table:table-cell office:value-type="float" office:value="251333" calcext:value-type="float">
            <text:p>251333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IA INAGOTABLE DE CASSIOPEIA, S.L.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4/07/2024</text:p>
          </table:table-cell>
          <table:table-cell office:value-type="string" calcext:value-type="string">
            <text:p>DIA Desfavorabl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E-2022-02659174</text:p>
          </table:table-cell>
          <table:table-cell office:value-type="string" calcext:value-type="string">
            <text:p>Parc eòlic Les Basses Roges 2</text:p>
          </table:table-cell>
          <table:table-cell office:value-type="string" calcext:value-type="string">
            <text:p>Catalunya</text:p>
          </table:table-cell>
          <table:table-cell office:value-type="float" office:value="48.8" calcext:value-type="float">
            <text:p>48,8</text:p>
          </table:table-cell>
          <table:table-cell office:value-type="string" calcext:value-type="string">
            <text:p>Maials</text:p>
          </table:table-cell>
          <table:table-cell office:value-type="float" office:value="251333" calcext:value-type="float">
            <text:p>251333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IAS RENOVABLES DE GRIAN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4/07/2024</text:p>
          </table:table-cell>
          <table:table-cell office:value-type="string" calcext:value-type="string">
            <text:p>DIA Desfavorabl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E-2022-02659174</text:p>
          </table:table-cell>
          <table:table-cell office:value-type="string" calcext:value-type="string">
            <text:p>Parc eòlic Les Basses Roges 2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ba-roja d'Ebre</text:p>
          </table:table-cell>
          <table:table-cell office:value-type="float" office:value="431251" calcext:value-type="float">
            <text:p>431251</text:p>
          </table:table-cell>
          <table:table-cell office:value-type="string" calcext:value-type="string">
            <text:p>Ribera d'E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es de l'Ebre</text:p>
          </table:table-cell>
          <table:table-cell office:value-type="string" calcext:value-type="string">
            <text:p>ENERGIAS RENOVABLES DE GRIAN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4/07/2024</text:p>
          </table:table-cell>
          <table:table-cell office:value-type="string" calcext:value-type="string">
            <text:p>DIA Desfavorab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-2022-02659181</text:p>
          </table:table-cell>
          <table:table-cell office:value-type="string" calcext:value-type="string">
            <text:p>Parc eòlic Les Basses Roges 3</text:p>
          </table:table-cell>
          <table:table-cell office:value-type="string" calcext:value-type="string">
            <text:p>Catalunya</text:p>
          </table:table-cell>
          <table:table-cell office:value-type="float" office:value="24.4" calcext:value-type="float">
            <text:p>24,4</text:p>
          </table:table-cell>
          <table:table-cell office:value-type="string" calcext:value-type="string">
            <text:p>Almatret</text:p>
          </table:table-cell>
          <table:table-cell office:value-type="float" office:value="250208" calcext:value-type="float">
            <text:p>250208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ías Renovables De Hades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4/07/2024</text:p>
          </table:table-cell>
          <table:table-cell office:value-type="string" calcext:value-type="string">
            <text:p>DIA Desfavor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E-2022-02659181</text:p>
          </table:table-cell>
          <table:table-cell office:value-type="string" calcext:value-type="string">
            <text:p>Parc eòlic Les Basses Roges 3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òs</text:p>
          </table:table-cell>
          <table:table-cell office:value-type="float" office:value="252043" calcext:value-type="float">
            <text:p>252043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ías Renovables De Hades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4/07/2024</text:p>
          </table:table-cell>
          <table:table-cell office:value-type="string" calcext:value-type="string">
            <text:p>DIA Desfavor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E-2022-02659181</text:p>
          </table:table-cell>
          <table:table-cell office:value-type="string" calcext:value-type="string">
            <text:p>Parc eòlic Les Basses Roges 3</text:p>
          </table:table-cell>
          <table:table-cell office:value-type="string" calcext:value-type="string">
            <text:p>Catalun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als</text:p>
          </table:table-cell>
          <table:table-cell office:value-type="float" office:value="251333" calcext:value-type="float">
            <text:p>251333</text:p>
          </table:table-cell>
          <table:table-cell office:value-type="string" calcext:value-type="string">
            <text:p>Segri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Energías Renovables De Hades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DIA/IIA Finalitzats</text:p>
          </table:table-cell>
          <table:table-cell table:style-name="ce1" office:value-type="string" calcext:value-type="string">
            <text:p>04/07/2024</text:p>
          </table:table-cell>
          <table:table-cell office:value-type="string" calcext:value-type="string">
            <text:p>DIA Desfavor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ol-312</text:p>
          </table:table-cell>
          <table:table-cell office:value-type="string" calcext:value-type="string">
            <text:p>Parc eòlic Els Plans</text:p>
          </table:table-cell>
          <table:table-cell office:value-type="string" calcext:value-type="string">
            <text:p>Ministeri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iles, les</text:p>
          </table:table-cell>
          <table:table-cell office:value-type="float" office:value="431055" calcext:value-type="float">
            <text:p>431055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Green Capital Power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ol-312</text:p>
          </table:table-cell>
          <table:table-cell office:value-type="string" calcext:value-type="string">
            <text:p>Parc eòlic Els Plans</text:p>
          </table:table-cell>
          <table:table-cell office:value-type="string" calcext:value-type="string">
            <text:p>Ministe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esa</text:p>
          </table:table-cell>
          <table:table-cell office:value-type="float" office:value="430461" calcext:value-type="float">
            <text:p>430461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Green Capital Power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ol-312</text:p>
          </table:table-cell>
          <table:table-cell office:value-type="string" calcext:value-type="string">
            <text:p>Parc eòlic Els Plans</text:p>
          </table:table-cell>
          <table:table-cell office:value-type="string" calcext:value-type="string">
            <text:p>Ministe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a Coloma de Queralt</text:p>
          </table:table-cell>
          <table:table-cell office:value-type="float" office:value="431397" calcext:value-type="float">
            <text:p>431397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Green Capital Power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ol-313</text:p>
          </table:table-cell>
          <table:table-cell office:value-type="string" calcext:value-type="string">
            <text:p>Parc eòlic Suró</text:p>
          </table:table-cell>
          <table:table-cell office:value-type="string" calcext:value-type="string">
            <text:p>Ministeri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alavera</text:p>
          </table:table-cell>
          <table:table-cell office:value-type="float" office:value="252167" calcext:value-type="float">
            <text:p>252167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Green Capital Power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ol-313</text:p>
          </table:table-cell>
          <table:table-cell office:value-type="string" calcext:value-type="string">
            <text:p>Parc eòlic Suró</text:p>
          </table:table-cell>
          <table:table-cell office:value-type="string" calcext:value-type="string">
            <text:p>Ministe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orac</text:p>
          </table:table-cell>
          <table:table-cell office:value-type="float" office:value="430733" calcext:value-type="float">
            <text:p>430733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Green Capital Power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ol-313</text:p>
          </table:table-cell>
          <table:table-cell office:value-type="string" calcext:value-type="string">
            <text:p>Parc eòlic Suró</text:p>
          </table:table-cell>
          <table:table-cell office:value-type="string" calcext:value-type="string">
            <text:p>Ministe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oliu de Segarra</text:p>
          </table:table-cell>
          <table:table-cell office:value-type="float" office:value="251410" calcext:value-type="float">
            <text:p>251410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Green Capital Power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ol-313</text:p>
          </table:table-cell>
          <table:table-cell office:value-type="string" calcext:value-type="string">
            <text:p>Parc eòlic Suró</text:p>
          </table:table-cell>
          <table:table-cell office:value-type="string" calcext:value-type="string">
            <text:p>Ministe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bera d'Ondara</text:p>
          </table:table-cell>
          <table:table-cell office:value-type="float" office:value="259059" calcext:value-type="float">
            <text:p>259059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Green Capital Power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ol-314</text:p>
          </table:table-cell>
          <table:table-cell office:value-type="string" calcext:value-type="string">
            <text:p>Parc eòlic Ferriols</text:p>
          </table:table-cell>
          <table:table-cell office:value-type="string" calcext:value-type="string">
            <text:p>Ministeri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ellprat</text:p>
          </table:table-cell>
          <table:table-cell office:value-type="float" office:value="80214" calcext:value-type="float">
            <text:p>80214</text:p>
          </table:table-cell>
          <table:table-cell office:value-type="string" calcext:value-type="string">
            <text:p>Ano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edès</text:p>
          </table:table-cell>
          <table:table-cell office:value-type="string" calcext:value-type="string">
            <text:p>Green Capital Power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ol-314</text:p>
          </table:table-cell>
          <table:table-cell office:value-type="string" calcext:value-type="string">
            <text:p>Parc eòlic Ferriols</text:p>
          </table:table-cell>
          <table:table-cell office:value-type="string" calcext:value-type="string">
            <text:p>Ministe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ntils</text:p>
          </table:table-cell>
          <table:table-cell office:value-type="float" office:value="431418" calcext:value-type="float">
            <text:p>431418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Green Capital Power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ol-314</text:p>
          </table:table-cell>
          <table:table-cell office:value-type="string" calcext:value-type="string">
            <text:p>Parc eòlic Ferriols</text:p>
          </table:table-cell>
          <table:table-cell office:value-type="string" calcext:value-type="string">
            <text:p>Ministe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a Coloma de Queralt</text:p>
          </table:table-cell>
          <table:table-cell office:value-type="float" office:value="431397" calcext:value-type="float">
            <text:p>431397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Green Capital Power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ol-461</text:p>
          </table:table-cell>
          <table:table-cell office:value-type="string" calcext:value-type="string">
            <text:p>Parc eòlic Segarra Sud 1</text:p>
          </table:table-cell>
          <table:table-cell office:value-type="string" calcext:value-type="string">
            <text:p>Ministerio</text:p>
          </table:table-cell>
          <table:table-cell office:value-type="float" office:value="68.2" calcext:value-type="float">
            <text:p>68,2</text:p>
          </table:table-cell>
          <table:table-cell office:value-type="string" calcext:value-type="string">
            <text:p>Ribera d'Ondara</text:p>
          </table:table-cell>
          <table:table-cell office:value-type="float" office:value="259059" calcext:value-type="float">
            <text:p>259059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Sistemes Energètics Abrego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ol-461</text:p>
          </table:table-cell>
          <table:table-cell office:value-type="string" calcext:value-type="string">
            <text:p>Parc eòlic Segarra Sud 1</text:p>
          </table:table-cell>
          <table:table-cell office:value-type="string" calcext:value-type="string">
            <text:p>Ministe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oliu de Segarra</text:p>
          </table:table-cell>
          <table:table-cell office:value-type="float" office:value="251410" calcext:value-type="float">
            <text:p>251410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Sistemes Energètics Abrego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ol-462</text:p>
          </table:table-cell>
          <table:table-cell office:value-type="string" calcext:value-type="string">
            <text:p>Parc eòlic Segarra Sud 2</text:p>
          </table:table-cell>
          <table:table-cell office:value-type="string" calcext:value-type="string">
            <text:p>Ministerio</text:p>
          </table:table-cell>
          <table:table-cell office:value-type="float" office:value="80.6" calcext:value-type="float">
            <text:p>80,6</text:p>
          </table:table-cell>
          <table:table-cell office:value-type="string" calcext:value-type="string">
            <text:p>Talavera</text:p>
          </table:table-cell>
          <table:table-cell office:value-type="float" office:value="252167" calcext:value-type="float">
            <text:p>252167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Sistemes Energètics Abrego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ol-462</text:p>
          </table:table-cell>
          <table:table-cell office:value-type="string" calcext:value-type="string">
            <text:p>Parc eòlic Segarra Sud 2</text:p>
          </table:table-cell>
          <table:table-cell office:value-type="string" calcext:value-type="string">
            <text:p>Ministe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oliu de Segarra</text:p>
          </table:table-cell>
          <table:table-cell office:value-type="float" office:value="251410" calcext:value-type="float">
            <text:p>251410</text:p>
          </table:table-cell>
          <table:table-cell office:value-type="string" calcext:value-type="string">
            <text:p>Segar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Sistemes Energètics Abrego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ol-462</text:p>
          </table:table-cell>
          <table:table-cell office:value-type="string" calcext:value-type="string">
            <text:p>Parc eòlic Segarra Sud 2</text:p>
          </table:table-cell>
          <table:table-cell office:value-type="string" calcext:value-type="string">
            <text:p>Ministe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orac</text:p>
          </table:table-cell>
          <table:table-cell office:value-type="float" office:value="430733" calcext:value-type="float">
            <text:p>430733</text:p>
          </table:table-cell>
          <table:table-cell office:value-type="string" calcext:value-type="string">
            <text:p>Conca de Barber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p de Tarragona</text:p>
          </table:table-cell>
          <table:table-cell office:value-type="string" calcext:value-type="string">
            <text:p>Sistemes Energètics Abrego, SL</text:p>
          </table:table-cell>
          <table:table-cell office:value-type="string" calcext:value-type="string">
            <text:p>No autoritzat</text:p>
          </table:table-cell>
          <table:table-cell office:value-type="string" calcext:value-type="string">
            <text:p>Supòsit d'AIA</text:p>
          </table:table-cell>
          <table:table-cell office:value-type="string" calcext:value-type="string">
            <text:p>Inform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aula dinàmica_Parcs_e_lics_de_Catalunya_20241204_1" table:style-name="ta1">
        <table:table-column table:style-name="co17" table:default-cell-style-name="ce6"/>
        <table:table-column table:style-name="co17" table:default-cell-style-name="ce12"/>
        <table:table-column table:style-name="co17" table:default-cell-style-name="ce19"/>
        <table:table-column table:style-name="co17" table:default-cell-style-name="ce27"/>
        <table:table-row table:style-name="ro1">
          <table:table-cell table:style-name="ce2" office:value-type="string" calcext:value-type="string">
            <text:p>Suma - POTÈNCIA (MW)</text:p>
          </table:table-cell>
          <table:table-cell table:style-name="ce8"/>
          <table:table-cell table:style-name="ce14" office:value-type="string" calcext:value-type="string">
            <text:p>ESTAT</text:p>
          </table:table-cell>
          <table:table-cell table:style-name="ce23"/>
        </table:table-row>
        <table:table-row table:style-name="ro1">
          <table:table-cell table:style-name="ce3" office:value-type="string" calcext:value-type="string">
            <text:p>COMARCA</text:p>
          </table:table-cell>
          <table:table-cell table:style-name="ce9" office:value-type="string" calcext:value-type="string">
            <text:p>MUNICIPI</text:p>
          </table:table-cell>
          <table:table-cell table:style-name="ce15" office:value-type="string" calcext:value-type="string">
            <text:p>No autoritzat</text:p>
          </table:table-cell>
          <table:table-cell table:style-name="ce24" office:value-type="string" calcext:value-type="string">
            <text:p>Total Resultat</text:p>
          </table:table-cell>
        </table:table-row>
        <table:table-row table:style-name="ro1">
          <table:table-cell table:style-name="ce4" office:value-type="string" calcext:value-type="string">
            <text:p>Anoia</text:p>
          </table:table-cell>
          <table:table-cell table:style-name="ce10" office:value-type="string" calcext:value-type="string">
            <text:p>Argençola</text:p>
          </table:table-cell>
          <table:table-cell table:style-name="ce16" office:value-type="float" office:value="67.45" calcext:value-type="float">
            <text:p>67,45</text:p>
          </table:table-cell>
          <table:table-cell table:style-name="ce25" office:value-type="float" office:value="67.45" calcext:value-type="float">
            <text:p>67,45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Bellprat</text:p>
          </table:table-cell>
          <table:table-cell table:style-name="ce17" office:value-type="float" office:value="72" calcext:value-type="float">
            <text:p>72</text:p>
          </table:table-cell>
          <table:table-cell table:style-name="ce26" office:value-type="float" office:value="72" calcext:value-type="float">
            <text:p>72</text:p>
          </table:table-cell>
        </table:table-row>
        <table:table-row table:style-name="ro1">
          <table:table-cell table:style-name="ce4" office:value-type="string" calcext:value-type="string">
            <text:p>Conca de Barberà</text:p>
          </table:table-cell>
          <table:table-cell table:style-name="ce10" office:value-type="string" calcext:value-type="string">
            <text:p>Conesa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lora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les, les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Pontil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Santa Coloma de Queralt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Ribera d'Ebre</text:p>
          </table:table-cell>
          <table:table-cell table:style-name="ce10" office:value-type="string" calcext:value-type="string">
            <text:p>Rasquera</text:p>
          </table:table-cell>
          <table:table-cell table:style-name="ce16" office:value-type="float" office:value="22" calcext:value-type="float">
            <text:p>22</text:p>
          </table:table-cell>
          <table:table-cell table:style-name="ce25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Riba-roja d'Ebre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Tivissa</text:p>
          </table:table-cell>
          <table:table-cell table:style-name="ce17" office:value-type="float" office:value="190.19" calcext:value-type="float">
            <text:p>190,19</text:p>
          </table:table-cell>
          <table:table-cell table:style-name="ce26" office:value-type="float" office:value="190.19" calcext:value-type="float">
            <text:p>190,19</text:p>
          </table:table-cell>
        </table:table-row>
        <table:table-row table:style-name="ro1">
          <table:table-cell table:style-name="ce4" office:value-type="string" calcext:value-type="string">
            <text:p>Segarra</text:p>
          </table:table-cell>
          <table:table-cell table:style-name="ce10" office:value-type="string" calcext:value-type="string">
            <text:p>Montoliu de Segarra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bera d'Ondara</text:p>
          </table:table-cell>
          <table:table-cell table:number-columns-repeated="2" office:value-type="float" office:value="68.2" calcext:value-type="float">
            <text:p>68,2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Talavera</text:p>
          </table:table-cell>
          <table:table-cell table:style-name="ce20" office:value-type="float" office:value="152.6" calcext:value-type="float">
            <text:p>152,6</text:p>
          </table:table-cell>
          <table:table-cell table:style-name="ce26" office:value-type="float" office:value="152.6" calcext:value-type="float">
            <text:p>152,6</text:p>
          </table:table-cell>
        </table:table-row>
        <table:table-row table:style-name="ro1">
          <table:table-cell table:style-name="ce4" office:value-type="string" calcext:value-type="string">
            <text:p>Segrià</text:p>
          </table:table-cell>
          <table:table-cell table:style-name="ce10" office:value-type="string" calcext:value-type="string">
            <text:p>Almatret</text:p>
          </table:table-cell>
          <table:table-cell table:style-name="ce16" office:value-type="float" office:value="24.4" calcext:value-type="float">
            <text:p>24,4</text:p>
          </table:table-cell>
          <table:table-cell table:style-name="ce25" office:value-type="float" office:value="24.4" calcext:value-type="float">
            <text:p>24,4</text:p>
          </table:table-cell>
        </table:table-row>
        <table:table-row table:style-name="ro1">
          <table:table-cell/>
          <table:table-cell office:value-type="string" calcext:value-type="string">
            <text:p>Maials</text:p>
          </table:table-cell>
          <table:table-cell table:style-name="ce2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Seròs</text:p>
          </table:table-cell>
          <table:table-cell table:style-name="ce1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Total Resultat</text:p>
          </table:table-cell>
          <table:table-cell table:style-name="ce13"/>
          <table:table-cell table:style-name="ce22" office:value-type="float" office:value="723.84" calcext:value-type="float">
            <text:p>723,84</text:p>
          </table:table-cell>
          <table:table-cell table:style-name="ce28" office:value-type="float" office:value="723.84" calcext:value-type="float">
            <text:p>723,84</text:p>
          </table:table-cell>
        </table:table-row>
      </table:table>
      <table:named-expressions/>
      <table:database-ranges>
        <table:database-range table:name="__Anonymous_Sheet_DB__0" table:target-range-address="Parcs_e_lics_de_Catalunya_20241204.A1:Parcs_e_lics_de_Catalunya_20241204.Q147" table:display-filter-buttons="true"/>
      </table:database-ranges>
      <table:data-pilot-tables>
        <table:data-pilot-table table:name="DataPilot1" table:application-data="" table:target-range-address="'Taula dinàmica_Parcs_e_lics_de_Catalunya_20241204_1'.A1:'Taula dinàmica_Parcs_e_lics_de_Catalunya_20241204_1'.D19" table:buttons="'Taula dinàmica_Parcs_e_lics_de_Catalunya_20241204_1'.A2 'Taula dinàmica_Parcs_e_lics_de_Catalunya_20241204_1'.B2 'Taula dinàmica_Parcs_e_lics_de_Catalunya_20241204_1'.C1" table:show-filter-button="false" table:drill-down-on-double-click="false">
          <table:source-cell-range table:cell-range-address="Parcs_e_lics_de_Catalunya_20241204.A1:Parcs_e_lics_de_Catalunya_20241204.Q147"/>
          <table:data-pilot-field table:source-field-name="ESTAT" table:orientation="column" table:used-hierarchy="0" table:function="auto">
            <table:data-pilot-level table:show-empty="false" calcext:repeat-item-labels="false">
              <table:data-pilot-members>
                <table:data-pilot-member table:name="Autoritzat" table:display="false" table:show-details="true"/>
                <table:data-pilot-member table:name="En servei" table:display="false" table:show-details="true"/>
                <table:data-pilot-member table:name="En tramitació" table:display="false" table:show-details="true"/>
                <table:data-pilot-member table:name="No autoritza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ARCA" table:orientation="row" table:used-hierarchy="0" table:function="auto">
            <table:data-pilot-level table:show-empty="false" calcext:repeat-item-labels="false">
              <table:data-pilot-members>
                <table:data-pilot-member table:name="Alt Camp" table:display="true" table:show-details="true"/>
                <table:data-pilot-member table:name="Alt Empordà" table:display="true" table:show-details="true"/>
                <table:data-pilot-member table:name="Anoia" table:display="true" table:show-details="true"/>
                <table:data-pilot-member table:name="Bages" table:display="true" table:show-details="true"/>
                <table:data-pilot-member table:name="Baix Camp" table:display="true" table:show-details="true"/>
                <table:data-pilot-member table:name="Baix Ebre" table:display="true" table:show-details="true"/>
                <table:data-pilot-member table:name="Conca de Barberà" table:display="true" table:show-details="true"/>
                <table:data-pilot-member table:name="Garrigues" table:display="true" table:show-details="true"/>
                <table:data-pilot-member table:name="Priorat" table:display="true" table:show-details="true"/>
                <table:data-pilot-member table:name="Ribera d'Ebre" table:display="true" table:show-details="true"/>
                <table:data-pilot-member table:name="Segarra" table:display="true" table:show-details="true"/>
                <table:data-pilot-member table:name="Segrià" table:display="true" table:show-details="true"/>
                <table:data-pilot-member table:name="Terra Alta" table:display="true" table:show-details="true"/>
                <table:data-pilot-member table:name="Urge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UNICIPI" table:orientation="row" table:used-hierarchy="0" table:function="auto">
            <table:data-pilot-level table:show-empty="false" calcext:repeat-item-labels="false">
              <table:data-pilot-members>
                <table:data-pilot-member table:name="Albi, l'" table:display="true" table:show-details="true"/>
                <table:data-pilot-member table:name="Alforja" table:display="true" table:show-details="true"/>
                <table:data-pilot-member table:name="Almatret" table:display="true" table:show-details="true"/>
                <table:data-pilot-member table:name="Argençola" table:display="true" table:show-details="true"/>
                <table:data-pilot-member table:name="Argentera, l'" table:display="true" table:show-details="true"/>
                <table:data-pilot-member table:name="Ascó" table:display="true" table:show-details="true"/>
                <table:data-pilot-member table:name="Batea" table:display="true" table:show-details="true"/>
                <table:data-pilot-member table:name="Bellaguarda" table:display="true" table:show-details="true"/>
                <table:data-pilot-member table:name="Bellprat" table:display="true" table:show-details="true"/>
                <table:data-pilot-member table:name="Bot" table:display="true" table:show-details="true"/>
                <table:data-pilot-member table:name="Cabra del Camp" table:display="true" table:show-details="true"/>
                <table:data-pilot-member table:name="Calaf" table:display="true" table:show-details="true"/>
                <table:data-pilot-member table:name="Calonge de Segarra" table:display="true" table:show-details="true"/>
                <table:data-pilot-member table:name="Caseres" table:display="true" table:show-details="true"/>
                <table:data-pilot-member table:name="Castellfollit de Riubregós" table:display="true" table:show-details="true"/>
                <table:data-pilot-member table:name="Castellfollit del Boix" table:display="true" table:show-details="true"/>
                <table:data-pilot-member table:name="Cervià de les Garrigues" table:display="true" table:show-details="true"/>
                <table:data-pilot-member table:name="Colldejou" table:display="true" table:show-details="true"/>
                <table:data-pilot-member table:name="Conesa" table:display="true" table:show-details="true"/>
                <table:data-pilot-member table:name="Copons" table:display="true" table:show-details="true"/>
                <table:data-pilot-member table:name="Corbera d'Ebre" table:display="true" table:show-details="true"/>
                <table:data-pilot-member table:name="Duesaigües" table:display="true" table:show-details="true"/>
                <table:data-pilot-member table:name="Estaràs" table:display="true" table:show-details="true"/>
                <table:data-pilot-member table:name="Far d'Empordà, el" table:display="true" table:show-details="true"/>
                <table:data-pilot-member table:name="Fatarella, la" table:display="true" table:show-details="true"/>
                <table:data-pilot-member table:name="Forès" table:display="true" table:show-details="true"/>
                <table:data-pilot-member table:name="Fulleda" table:display="true" table:show-details="true"/>
                <table:data-pilot-member table:name="Gandesa" table:display="true" table:show-details="true"/>
                <table:data-pilot-member table:name="Granadella, la" table:display="true" table:show-details="true"/>
                <table:data-pilot-member table:name="Ivorra" table:display="true" table:show-details="true"/>
                <table:data-pilot-member table:name="Jonquera, la" table:display="true" table:show-details="true"/>
                <table:data-pilot-member table:name="Llacuna, la" table:display="true" table:show-details="true"/>
                <table:data-pilot-member table:name="Llardecans" table:display="true" table:show-details="true"/>
                <table:data-pilot-member table:name="Llorac" table:display="true" table:show-details="true"/>
                <table:data-pilot-member table:name="Maials" table:display="true" table:show-details="true"/>
                <table:data-pilot-member table:name="Molar, el" table:display="true" table:show-details="true"/>
                <table:data-pilot-member table:name="Montoliu de Segarra" table:display="true" table:show-details="true"/>
                <table:data-pilot-member table:name="Móra d'Ebre" table:display="true" table:show-details="true"/>
                <table:data-pilot-member table:name="Òdena" table:display="true" table:show-details="true"/>
                <table:data-pilot-member table:name="Passanant i Belltall" table:display="true" table:show-details="true"/>
                <table:data-pilot-member table:name="Perelló, el" table:display="true" table:show-details="true"/>
                <table:data-pilot-member table:name="Piles, les" table:display="true" table:show-details="true"/>
                <table:data-pilot-member table:name="Pobla de Cérvoles, la" table:display="true" table:show-details="true"/>
                <table:data-pilot-member table:name="Pobla de Massaluca, la" table:display="true" table:show-details="true"/>
                <table:data-pilot-member table:name="Pontils" table:display="true" table:show-details="true"/>
                <table:data-pilot-member table:name="Pradell de la Teixeta" table:display="true" table:show-details="true"/>
                <table:data-pilot-member table:name="Prats de Rei, els" table:display="true" table:show-details="true"/>
                <table:data-pilot-member table:name="Pujalt" table:display="true" table:show-details="true"/>
                <table:data-pilot-member table:name="Rasquera" table:display="true" table:show-details="true"/>
                <table:data-pilot-member table:name="Riba-roja d'Ebre" table:display="true" table:show-details="true"/>
                <table:data-pilot-member table:name="Ribera d'Ondara" table:display="true" table:show-details="true"/>
                <table:data-pilot-member table:name="Rubió" table:display="true" table:show-details="true"/>
                <table:data-pilot-member table:name="Sant Guim de Freixenet" table:display="true" table:show-details="true"/>
                <table:data-pilot-member table:name="Sant Martí Sesgueioles" table:display="true" table:show-details="true"/>
                <table:data-pilot-member table:name="Sant Pere Pescador" table:display="true" table:show-details="true"/>
                <table:data-pilot-member table:name="Santa Coloma de Queralt" table:display="true" table:show-details="true"/>
                <table:data-pilot-member table:name="Savallà del Comtat" table:display="true" table:show-details="true"/>
                <table:data-pilot-member table:name="Seròs" table:display="true" table:show-details="true"/>
                <table:data-pilot-member table:name="Talavera" table:display="true" table:show-details="true"/>
                <table:data-pilot-member table:name="Tarrés" table:display="true" table:show-details="true"/>
                <table:data-pilot-member table:name="Tivissa" table:display="true" table:show-details="true"/>
                <table:data-pilot-member table:name="Torre de Fontaubella, la" table:display="true" table:show-details="true"/>
                <table:data-pilot-member table:name="Torre de l'Espanyol, la" table:display="true" table:show-details="true"/>
                <table:data-pilot-member table:name="Tortosa" table:display="true" table:show-details="true"/>
                <table:data-pilot-member table:name="Vallbona de les Monges" table:display="true" table:show-details="true"/>
                <table:data-pilot-member table:name="Vandellòs i l'Hospitalet de l'Infant" table:display="true" table:show-details="true"/>
                <table:data-pilot-member table:name="Veciana" table:display="true" table:show-details="true"/>
                <table:data-pilot-member table:name="Vilalba dels Arcs" table:display="true" table:show-details="true"/>
                <table:data-pilot-member table:name="Vilosell, 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TÈNCIA (MW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" table:display="true" table:show-details="true"/>
                <table:data-pilot-member table:name="9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66" table:display="true" table:show-details="true"/>
                <table:data-pilot-member table:name="70" table:display="true" table:show-details="true"/>
                <table:data-pilot-member table:name="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9T14:48:01.724000000</dc:date>
    <meta:editing-duration>PT10M5S</meta:editing-duration>
    <meta:editing-cycles>1</meta:editing-cycles>
    <meta:document-statistic meta:table-count="2" meta:cell-count="2264" meta:object-count="0"/>
    <meta:generator>LibreOffice/7.4.3.2$Windows_X86_64 LibreOffice_project/1048a8393ae2eeec98dff31b5c133c5f1d08b890</meta:generator>
  </office:meta>
</office:document-meta>
</file>